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2.7cm"/>
    </style:style>
    <style:style style:name="gr4" style:family="graphic" style:parent-style-name="standard">
      <style:graphic-properties draw:stroke="none" svg:stroke-color="#000000" draw:fill="none" draw:fill-color="#ffffff" fo:min-height="3.5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2.7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985cm" svg:y1="1.27cm" svg:x2="6.985cm" svg:y2="1.905cm">
          <text:p text:style-name="P4"/>
        </draw:line>
        <draw:frame draw:style-name="gr3" draw:text-style-name="P4" draw:layer="layout" svg:width="5.08cm" svg:height="12.95cm" svg:x="10.795cm" svg:y="4.445cm">
          <draw:text-box>
            <text:p text:style-name="P4"/>
          </draw:text-box>
        </draw:frame>
        <draw:custom-shape draw:style-name="gr1" draw:text-style-name="P2" draw:layer="layout" svg:width="12.7cm" svg:height="0.635cm" svg:x="0.635cm" svg:y="1.90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2.54cm" svg:x2="0.635cm" svg:y2="7.62cm">
          <text:p text:style-name="P4"/>
        </draw:line>
        <draw:frame draw:style-name="gr4" draw:text-style-name="P5" draw:layer="layout" svg:width="6.35cm" svg:height="4.043cm" svg:x="0.635cm" svg:y="3.175cm">
          <draw:text-box>
            <text:p text:style-name="P5"><text:span text:style-name="T2">allIndexes</text:span></text:p>
            <text:p text:style-name="P5"><text:span text:style-name="T2">allItems</text:span></text:p>
            <text:p text:style-name="P5"><text:span text:style-name="T2">at, [ ]</text:span></text:p>
            <text:p text:style-name="P5"><text:span text:style-name="T2">difference</text:span></text:p>
            <text:p text:style-name="P5"><text:span text:style-name="T2">hasIndex</text:span></text:p>
            <text:p text:style-name="P5"><text:span text:style-name="T2">hasItem</text:span></text:p>
            <text:p text:style-name="P5"><text:span text:style-name="T2">index</text:span></text:p>
            <text:p text:style-name="P5"><text:span text:style-name="T2">intersection</text:span></text:p>
          </draw:text-box>
        </draw:frame>
        <draw:frame draw:style-name="gr4" draw:text-style-name="P5" draw:layer="layout" svg:width="6.35cm" svg:height="3.81cm" svg:x="6.985cm" svg:y="3.175cm">
          <draw:text-box>
            <text:p text:style-name="P5"><text:span text:style-name="T2">items</text:span></text:p>
            <text:p text:style-name="P5"><text:span text:style-name="T2">makeArray</text:span></text:p>
            <text:p text:style-name="P5"><text:span text:style-name="T2">put, [ ]=</text:span></text:p>
            <text:p text:style-name="P5"><text:span text:style-name="T2">subset</text:span></text:p>
            <text:p text:style-name="P5"><text:span text:style-name="T2">supplier</text:span></text:p>
            <text:p text:style-name="P5"><text:span text:style-name="T2">union</text:span></text:p>
            <text:p text:style-name="P5"><text:span text:style-name="T2">xor</text:span></text:p>
          </draw:text-box>
        </draw:frame>
        <draw:line draw:style-name="gr2" draw:text-style-name="P3" draw:layer="layout" svg:x1="0.635cm" svg:y1="7.62cm" svg:x2="13.335cm" svg:y2="7.62cm">
          <text:p text:style-name="P4"/>
        </draw:line>
        <draw:line draw:style-name="gr2" draw:text-style-name="P3" draw:layer="layout" svg:x1="6.985cm" svg:y1="3.175cm" svg:x2="6.985cm" svg:y2="7.62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24T14:09:57</dc:date>
    <dc:language>en-US</dc:language>
    <meta:editing-cycles>15</meta:editing-cycles>
    <meta:editing-duration>PT1H39M11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